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ObjectDataSource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Object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DataSource.FileObjectDataSource( FileObject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Data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